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3"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4" text:continue-numbering="true" text:continue-list="list_Line3"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5" text:continue-numbering="true" text:continue-list="list_Line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6" text:continue-numbering="true" text:continue-list="list_Line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7" text:continue-numbering="true" text:continue-list="list_Line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ne8" text:continue-numbering="true" text:continue-list="list_Line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9" text:continue-numbering="true" text:continue-list="list_Line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1" text:continue-numbering="true" text:continue-list="list_Line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2" text:continue-numbering="true" text:continue-list="list_Line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14" text:continue-numbering="true" text:continue-list="list_Line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15" text:continue-numbering="true" text:continue-list="list_Line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17" text:continue-numbering="true" text:continue-list="list_Line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18" text:continue-numbering="true" text:continue-list="list_Line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20" text:continue-numbering="true" text:continue-list="list_Line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21" text:continue-numbering="true" text:continue-list="list_Line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22" text:continue-numbering="true" text:continue-list="list_Line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23" text:continue-numbering="true" text:continue-list="list_Line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24" text:continue-numbering="true" text:continue-list="list_Line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25" text:continue-numbering="true" text:continue-list="list_Line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26" text:continue-numbering="true" text:continue-list="list_Line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27" text:continue-numbering="true" text:continue-list="list_Line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28" text:continue-numbering="true" text:continue-list="list_Line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29" text:continue-numbering="true" text:continue-list="list_Line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30" text:continue-numbering="true" text:continue-list="list_Line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31" text:continue-numbering="true" text:continue-list="list_Line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32" text:continue-numbering="true" text:continue-list="list_Line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33" text:continue-numbering="true" text:continue-list="list_Line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34" text:continue-numbering="true" text:continue-list="list_Line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35" text:continue-numbering="true" text:continue-list="list_Line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36" text:continue-numbering="true" text:continue-list="list_Line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37" text:continue-numbering="true" text:continue-list="list_Line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38" text:continue-numbering="true" text:continue-list="list_Line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39" text:continue-numbering="true" text:continue-list="list_Line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40" text:continue-numbering="true" text:continue-list="list_Line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41" text:continue-numbering="true" text:continue-list="list_Line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42" text:continue-numbering="true" text:continue-list="list_Line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43" text:continue-numbering="true" text:continue-list="list_Line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44" text:continue-numbering="true" text:continue-list="list_Line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46" text:continue-numbering="true" text:continue-list="list_Line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48" text:continue-numbering="true" text:continue-list="list_Line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49" text:continue-numbering="true" text:continue-list="list_Lin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50" text:continue-numbering="true" text:continue-list="list_Lin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51" text:continue-numbering="true" text:continue-list="list_Lin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52" text:continue-numbering="true" text:continue-list="list_Lin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53" text:continue-numbering="true" text:continue-list="list_Lin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54" text:continue-numbering="true" text:continue-list="list_Lin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56" text:continue-numbering="true" text:continue-list="list_Lin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57" text:continue-numbering="true" text:continue-list="list_Lin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58" text:continue-numbering="true" text:continue-list="list_Lin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